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dbb" officeooo:paragraph-rsid="00036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ande de stag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08:36:05.890684635</meta:creation-date>
    <dc:date>2022-07-24T12:26:50.965189505</dc:date>
    <meta:editing-duration>PT3H40M35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7.2.7.2$Linux_X86_64 LibreOffice_project/20$Build-2</meta:generator>
  </office:meta>
</office:document-meta>
</file>